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5in" fo:margin-left="-0.0813in" fo:margin-top="0in" fo:margin-bottom="0in" table:align="left" style:writing-mode="lr-tb"/>
    </style:style>
    <style:style style:name="Table2.A" style:family="table-column">
      <style:table-column-properties style:column-width="3.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5in" fo:margin-left="-0.0813in" fo:margin-top="0in" fo:margin-bottom="0in" table:align="left" style:writing-mode="lr-tb"/>
    </style:style>
    <style:style style:name="Table3.A" style:family="table-column">
      <style:table-column-properties style:column-width="3.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2.1667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520c2" officeooo:paragraph-rsid="0017824e" fo:background-color="#ffffff" style:font-name-asian="Verdana2" style:font-size-asian="9pt" style:font-weight-asian="normal" style:font-name-complex="Verdana2" style:font-size-complex="9pt" style:font-weight-complex="normal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9898f" officeooo:paragraph-rsid="0019898f" fo:background-color="#ffffff" style:font-name-asian="Verdana2" style:font-size-asian="9pt" style:font-weight-asian="normal" style:font-name-complex="Verdana2" style:font-size-complex="9pt" style:font-weight-complex="normal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9898f" officeooo:paragraph-rsid="001ab0f9" fo:background-color="#ffffff" style:font-name-asian="Verdana2" style:font-size-asian="9pt" style:font-weight-asian="normal" style:font-name-complex="Verdana2" style:font-size-complex="9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9pt" style:font-name-asian="Verdana2" style:font-size-asian="9pt" style:font-name-complex="Verdana2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9pt" officeooo:paragraph-rsid="0012bbf0" style:font-name-asian="Verdana2" style:font-size-asian="9pt" style:font-name-complex="Verdana2" style:font-size-complex="9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9pt" officeooo:paragraph-rsid="00105d98" style:font-name-asian="Verdana2" style:font-size-asian="9pt" style:font-name-complex="Verdana2" style:font-size-complex="9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9pt" officeooo:paragraph-rsid="0014cbf9" style:font-name-asian="Verdana2" style:font-size-asian="9pt" style:font-name-complex="Verdana2" style:font-size-complex="9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11" style:family="paragraph" style:parent-style-name="Standard">
      <style:paragraph-properties fo:margin-top="0in" fo:margin-bottom="0in" loext:contextual-spacing="false"/>
      <style:text-properties fo:color="#000000"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fo:font-weight="bold" officeooo:rsid="001520c2" officeooo:paragraph-rsid="001520c2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fo:font-weight="bold" officeooo:rsid="00170f01" officeooo:paragraph-rsid="00170f01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fo:font-weight="bold" officeooo:rsid="0017824e" officeooo:paragraph-rsid="0017824e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9pt" style:text-underline-style="solid" style:text-underline-width="auto" style:text-underline-color="font-color" fo:font-weight="bold" style:font-name-asian="Verdana2" style:font-size-asian="9pt" style:font-weight-asian="bold" style:font-name-complex="Verdana2" style:font-size-complex="9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9pt" fo:font-style="italic" officeooo:rsid="00105d98" officeooo:paragraph-rsid="00105d98" style:font-name-asian="Verdana2" style:font-size-asian="9pt" style:font-style-asian="italic" style:font-name-complex="Verdana2" style:font-size-complex="9pt" style:font-style-complex="italic"/>
    </style:style>
    <style:style style:name="P18" style:family="paragraph" style:parent-style-name="Standard">
      <style:paragraph-properties fo:margin-top="0in" fo:margin-bottom="0in" loext:contextual-spacing="false"/>
      <style:text-properties fo:color="#000000" style:font-name="Verdana" fo:font-size="9pt" fo:background-color="#ffffff" style:font-name-asian="Verdana2" style:font-size-asian="9pt" style:font-name-complex="Verdana2" style:font-size-complex="9pt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1c65f2" officeooo:paragraph-rsid="001c65f2" fo:background-color="#ffffff" style:font-name-asian="Verdana2" style:font-size-asian="9pt" style:font-name-complex="Verdana2" style:font-size-complex="9pt"/>
    </style:style>
    <style:style style:name="P20" style:family="paragraph" style:parent-style-name="Standard">
      <style:paragraph-properties fo:margin-top="0in" fo:margin-bottom="0in" loext:contextual-spacing="false"/>
      <style:text-properties fo:color="#000000" style:font-name="Verdana" fo:font-size="9pt" officeooo:paragraph-rsid="004c6133" fo:background-color="#ffffff" style:font-name-asian="Verdana2" style:font-size-asian="9pt" style:font-name-complex="Verdana2" style:font-size-complex="9pt"/>
    </style:style>
    <style:style style:name="P21" style:family="paragraph" style:parent-style-name="Standard">
      <style:paragraph-properties fo:margin-top="0in" fo:margin-bottom="0in" loext:contextual-spacing="false"/>
      <style:text-properties fo:color="#000000" style:font-name="Verdana" fo:font-size="9pt" style:font-size-asian="9pt" style:font-size-complex="9pt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1c65f2" officeooo:paragraph-rsid="001c65f2" style:font-size-asian="9pt" style:font-size-complex="9pt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1c65f2" officeooo:paragraph-rsid="001e1860" style:font-size-asian="9pt" style:font-size-complex="9pt"/>
    </style:style>
    <style:style style:name="P24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1c65f2" officeooo:paragraph-rsid="001e31dd" style:font-size-asian="9pt" style:font-size-complex="9pt"/>
    </style:style>
    <style:style style:name="P25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1c65f2" officeooo:paragraph-rsid="004a77fb" style:font-size-asian="9pt" style:font-size-complex="9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="Verdana" fo:font-size="9pt" style:font-size-asian="9pt" style:font-size-complex="9pt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Verdana" fo:font-size="9pt" style:font-size-asian="9pt" style:font-size-complex="9pt"/>
    </style:style>
    <style:style style:name="P28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style:font-size-asian="9pt" style:font-size-complex="9pt"/>
    </style:style>
    <style:style style:name="P29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paragraph-rsid="001e1860" style:font-size-asian="9pt" style:font-size-complex="9pt"/>
    </style:style>
    <style:style style:name="P30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1ab0f9" officeooo:paragraph-rsid="001c65f2" style:font-size-asian="9pt" style:font-size-complex="9pt"/>
    </style:style>
    <style:style style:name="P31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23108d" officeooo:paragraph-rsid="0023108d" style:font-size-asian="9pt" style:font-size-complex="9pt"/>
    </style:style>
    <style:style style:name="P32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2a5dfc" officeooo:paragraph-rsid="002a5dfc" style:font-size-asian="9pt" style:font-size-complex="9pt"/>
    </style:style>
    <style:style style:name="P33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2b98fc" officeooo:paragraph-rsid="002b98fc" style:font-size-asian="9pt" style:font-size-complex="9pt"/>
    </style:style>
    <style:style style:name="P34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2cc3f2" officeooo:paragraph-rsid="002cc3f2" style:font-size-asian="9pt" style:font-size-complex="9pt"/>
    </style:style>
    <style:style style:name="P35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2e6459" officeooo:paragraph-rsid="002e6459" style:font-size-asian="9pt" style:font-size-complex="9pt"/>
    </style:style>
    <style:style style:name="P36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2fc0c4" officeooo:paragraph-rsid="002fc0c4" style:font-size-asian="9pt" style:font-size-complex="9pt"/>
    </style:style>
    <style:style style:name="P37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116eb" officeooo:paragraph-rsid="003116eb" style:font-size-asian="9pt" style:font-size-complex="9pt"/>
    </style:style>
    <style:style style:name="P38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20f45" officeooo:paragraph-rsid="003116eb" style:font-size-asian="9pt" style:font-size-complex="9pt"/>
    </style:style>
    <style:style style:name="P39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20f45" officeooo:paragraph-rsid="00320f45" style:font-size-asian="9pt" style:font-size-complex="9pt"/>
    </style:style>
    <style:style style:name="P40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384b5" officeooo:paragraph-rsid="003384b5" style:font-size-asian="9pt" style:font-size-complex="9pt"/>
    </style:style>
    <style:style style:name="P41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49219" officeooo:paragraph-rsid="00349219" style:font-size-asian="9pt" style:font-size-complex="9pt"/>
    </style:style>
    <style:style style:name="P42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5862a" officeooo:paragraph-rsid="0035862a" style:font-size-asian="9pt" style:font-size-complex="9pt"/>
    </style:style>
    <style:style style:name="P43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6674c" officeooo:paragraph-rsid="0036674c" style:font-size-asian="9pt" style:font-size-complex="9pt"/>
    </style:style>
    <style:style style:name="P44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73ef4" officeooo:paragraph-rsid="00373ef4" style:font-size-asian="9pt" style:font-size-complex="9pt"/>
    </style:style>
    <style:style style:name="P45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c4618" officeooo:paragraph-rsid="003c4618" style:font-size-asian="9pt" style:font-size-complex="9pt"/>
    </style:style>
    <style:style style:name="P46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cbadc" officeooo:paragraph-rsid="003cbadc" style:font-size-asian="9pt" style:font-size-complex="9pt"/>
    </style:style>
    <style:style style:name="P47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d1403" officeooo:paragraph-rsid="003d1403" style:font-size-asian="9pt" style:font-size-complex="9pt"/>
    </style:style>
    <style:style style:name="P48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eb066" officeooo:paragraph-rsid="003eb066" style:font-size-asian="9pt" style:font-size-complex="9pt"/>
    </style:style>
    <style:style style:name="P49" style:family="paragraph" style:parent-style-name="Standard">
      <style:paragraph-properties fo:margin-top="0in" fo:margin-bottom="0in" loext:contextual-spacing="false"/>
      <style:text-properties fo:color="#000000" style:font-name="Verdana" fo:font-size="9pt" officeooo:rsid="003ecb43" officeooo:paragraph-rsid="003ecb43" style:font-size-asian="9pt" style:font-size-complex="9pt"/>
    </style:style>
    <style:style style:name="P50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8b286" officeooo:paragraph-rsid="0048b286" style:font-size-asian="9pt" style:font-size-complex="9pt"/>
    </style:style>
    <style:style style:name="P51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b4def" officeooo:paragraph-rsid="004b4def" style:font-size-asian="9pt" style:font-size-complex="9pt"/>
    </style:style>
    <style:style style:name="P52" style:family="paragraph" style:parent-style-name="Standard">
      <style:paragraph-properties fo:margin-top="0in" fo:margin-bottom="0in" loext:contextual-spacing="false"/>
      <style:text-properties fo:color="#000000" style:font-name="Verdana" fo:font-size="9pt" fo:background-color="#ffff00" style:font-name-asian="Verdana2" style:font-size-asian="9pt" style:font-name-complex="Verdana2" style:font-size-complex="9pt"/>
    </style:style>
    <style:style style:name="P53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ac562" officeooo:paragraph-rsid="004ac562" fo:background-color="#ffff99" style:font-size-asian="9pt" style:font-size-complex="9pt"/>
    </style:style>
    <style:style style:name="P54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1c65f2" officeooo:paragraph-rsid="001e1860" fo:background-color="#00ffff" style:font-size-asian="9pt" style:font-size-complex="9pt"/>
    </style:style>
    <style:style style:name="P55" style:family="paragraph" style:parent-style-name="Heading_20_3">
      <style:paragraph-properties fo:margin-top="0in" fo:margin-bottom="0in" loext:contextual-spacing="false"/>
      <style:text-properties fo:color="#000000" style:font-name="Verdana" fo:font-size="9pt" style:font-size-asian="9pt" style:font-size-complex="9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style:font-name-asian="Verdana2" style:font-size-asian="9pt" style:font-name-complex="Verdana2" style:font-size-complex="9pt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style:font-size-asian="9pt" style:font-size-complex="9pt"/>
    </style:style>
    <style:style style:name="P59" style:family="paragraph" style:parent-style-name="Text_20_body">
      <style:paragraph-properties fo:margin-left="0in" fo:margin-right="0in" fo:margin-top="0in" fo:margin-bottom="0.2917in" loext:contextual-spacing="false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9pt" style:font-size-complex="9pt"/>
    </style:style>
    <style:style style:name="P60" style:family="paragraph" style:parent-style-name="Table_20_Contents">
      <style:text-properties fo:color="#000000" style:font-name="Verdana" fo:font-size="9pt" fo:font-weight="bold" officeooo:rsid="00246155" officeooo:paragraph-rsid="00246155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Verdana" fo:font-size="9pt" fo:font-weight="bold" officeooo:rsid="00246155" officeooo:paragraph-rsid="00246155" style:font-size-asian="9pt" style:font-weight-asian="bold" style:font-size-complex="9pt" style:font-weight-complex="bold"/>
    </style:style>
    <style:style style:name="P62" style:family="paragraph" style:parent-style-name="Table_20_Contents">
      <style:text-properties fo:color="#000000" style:font-name="Verdana" fo:font-size="9pt" officeooo:rsid="00246155" officeooo:paragraph-rsid="00246155" style:font-size-asian="9pt" style:font-size-complex="9pt"/>
    </style:style>
    <style:style style:name="P63" style:family="paragraph" style:parent-style-name="Table_20_Contents">
      <style:text-properties fo:color="#000000" style:font-name="Verdana" fo:font-size="9pt" officeooo:rsid="0025b8c7" officeooo:paragraph-rsid="0025b8c7" style:font-size-asian="9pt" style:font-size-complex="9pt"/>
    </style:style>
    <style:style style:name="P64" style:family="paragraph" style:parent-style-name="Table_20_Contents">
      <style:text-properties fo:color="#000000" style:font-name="Verdana" fo:font-size="9pt" officeooo:rsid="002fc0c4" officeooo:paragraph-rsid="002fc0c4" style:font-size-asian="9pt" style:font-size-complex="9pt"/>
    </style:style>
    <style:style style:name="P65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ac562" officeooo:paragraph-rsid="004ac562" fo:background-color="#66ff99" style:font-name-asian="Verdana2" style:font-size-asian="9pt" style:font-name-complex="Verdana2" style:font-size-complex="9pt"/>
    </style:style>
    <style:style style:name="P66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a77fb" officeooo:paragraph-rsid="004a77fb" fo:background-color="#66ff99" style:font-name-asian="Verdana2" style:font-size-asian="9pt" style:font-name-complex="Verdana2" style:font-size-complex="9pt"/>
    </style:style>
    <style:style style:name="P67" style:family="paragraph" style:parent-style-name="Standard">
      <style:paragraph-properties fo:margin-top="0in" fo:margin-bottom="0in" loext:contextual-spacing="false"/>
      <style:text-properties fo:color="#000000" style:font-name="Verdana" fo:font-size="9pt" fo:background-color="#ffffff" style:font-name-asian="Verdana2" style:font-size-asian="9pt" style:font-name-complex="Verdana2" style:font-size-complex="9pt"/>
    </style:style>
    <style:style style:name="P68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ac562" officeooo:paragraph-rsid="004ac562" fo:background-color="#ffffff" style:font-name-asian="Verdana2" style:font-size-asian="9pt" style:font-name-complex="Verdana2" style:font-size-complex="9pt"/>
    </style:style>
    <style:style style:name="P69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8b286" officeooo:paragraph-rsid="0048b286" fo:background-color="#ffffff" style:font-name-asian="Verdana2" style:font-size-asian="9pt" style:font-name-complex="Verdana2" style:font-size-complex="9pt"/>
    </style:style>
    <style:style style:name="P70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b4def" officeooo:paragraph-rsid="004b4def" fo:background-color="#ffffff" style:font-name-asian="Verdana2" style:font-size-asian="9pt" style:font-name-complex="Verdana2" style:font-size-complex="9pt"/>
    </style:style>
    <style:style style:name="P71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Verdana" fo:font-size="9pt" officeooo:rsid="004b4def" officeooo:paragraph-rsid="004b4def" fo:background-color="#00ff66" style:font-name-asian="Verdana2" style:font-size-asian="9pt" style:font-name-complex="Verdana2" style:font-size-complex="9pt"/>
    </style:style>
    <style:style style:name="P7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7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Verdana" fo:font-size="9pt" officeooo:rsid="004ffebc" officeooo:paragraph-rsid="004ffebc" style:font-name-asian="Verdana2" style:font-size-asian="9pt" style:font-name-complex="Verdana2" style:font-size-complex="9pt"/>
    </style:style>
    <style:style style:name="P7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Verdana" fo:font-size="9pt" officeooo:rsid="0051f8a1" officeooo:paragraph-rsid="0051f8a1" style:font-name-asian="Verdana2" style:font-size-asian="9pt" style:font-name-complex="Verdana2" style:font-size-complex="9pt"/>
    </style:style>
    <style:style style:name="P7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76" style:family="paragraph" style:parent-style-name="Standard" style:list-style-name="WWNum14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7" style:family="paragraph" style:parent-style-name="Standard" style:list-style-name="WWNum8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8" style:family="paragraph" style:parent-style-name="Standard" style:list-style-name="WWNum19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79" style:family="paragraph" style:parent-style-name="Standard" style:list-style-name="WWNum9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0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1" style:family="paragraph" style:parent-style-name="Standard" style:list-style-name="WWNum16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2" style:family="paragraph" style:parent-style-name="Standard" style:list-style-name="WWNum11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3" style:family="paragraph" style:parent-style-name="Standard" style:list-style-name="WWNum15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4" style:family="paragraph" style:parent-style-name="Standard" style:list-style-name="WWNum20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5" style:family="paragraph" style:parent-style-name="Standard" style:list-style-name="WWNum12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6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7" style:family="paragraph" style:parent-style-name="Standard" style:list-style-name="WWNum7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8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9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0" style:family="paragraph" style:parent-style-name="Standard" style:list-style-name="WWNum21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1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2" style:family="paragraph" style:parent-style-name="Standard" style:list-style-name="WWNum10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3" style:family="paragraph" style:parent-style-name="Standard" style:list-style-name="WWNum17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4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  <style:text-properties fo:color="#000000" style:font-name="Verdana" fo:font-size="9pt" style:font-size-asian="9pt" style:font-size-complex="9pt"/>
    </style:style>
    <style:style style:name="P95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  <style:text-properties fo:color="#000000" style:font-name="Verdana" fo:font-size="9pt" style:font-size-asian="9pt" style:font-size-complex="9pt"/>
    </style:style>
    <style:style style:name="P96" style:family="paragraph" style:parent-style-name="Standard" style:list-style-name="WWNum13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97" style:family="paragraph" style:parent-style-name="Standard" style:list-style-name="WWNum18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98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T1" style:family="text">
      <style:text-properties officeooo:rsid="00149b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ff" loext:char-shading-value="0" style:font-name-asian="Verdana2" style:font-weight-asian="normal" style:font-name-complex="Verdana2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Verdana2" style:font-weight-asian="bold" style:font-name-complex="Verdana2"/>
    </style:style>
    <style:style style:name="T6" style:family="text">
      <style:text-properties fo:font-weight="bold" fo:background-color="#ffffff" loext:char-shading-value="0" style:font-name-asian="Verdana2" style:font-weight-asian="bold" style:font-name-complex="Verdana2"/>
    </style:style>
    <style:style style:name="T7" style:family="text">
      <style:text-properties fo:font-weight="bold" fo:background-color="#ffffff" loext:char-shading-value="0" style:font-name-asian="Verdana2" style:font-weight-asian="bold" style:font-name-complex="Verdana2" style:font-weight-complex="bold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name-asian="Verdana2" style:font-weight-asian="bold" style:font-name-complex="Verdana2"/>
    </style:style>
    <style:style style:name="T12" style:family="text">
      <style:text-properties style:text-underline-style="solid" style:text-underline-width="auto" style:text-underline-color="font-color" style:font-name-asian="Verdana2" style:font-name-complex="Verdana2"/>
    </style:style>
    <style:style style:name="T13" style:family="text">
      <style:text-properties style:text-underline-style="solid" style:text-underline-width="auto" style:text-underline-color="font-color" fo:background-color="#ffffff" loext:char-shading-value="0" style:font-name-asian="Verdana2" style:font-name-complex="Verdana2"/>
    </style:style>
    <style:style style:name="T14" style:family="text">
      <style:text-properties style:text-underline-style="solid" style:text-underline-width="auto" style:text-underline-color="font-color" fo:background-color="#ffff00" loext:char-shading-value="0" style:font-name-asian="Verdana2" style:font-name-complex="Verdana2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 style:font-name-asian="Verdana2" style:font-name-complex="Verdana2"/>
    </style:style>
    <style:style style:name="T17" style:family="text">
      <style:text-properties officeooo:rsid="001ab0f9"/>
    </style:style>
    <style:style style:name="T18" style:family="text">
      <style:text-properties officeooo:rsid="0021a9a6"/>
    </style:style>
    <style:style style:name="T19" style:family="text">
      <style:text-properties officeooo:rsid="0024fc3f"/>
    </style:style>
    <style:style style:name="T20" style:family="text">
      <style:text-properties officeooo:rsid="0027b11f"/>
    </style:style>
    <style:style style:name="T21" style:family="text">
      <style:text-properties officeooo:rsid="00393ced"/>
    </style:style>
    <style:style style:name="T22" style:family="text">
      <style:text-properties fo:background-color="#ff3333" loext:char-shading-value="0"/>
    </style:style>
    <style:style style:name="T23" style:family="text">
      <style:text-properties officeooo:rsid="00393ced" fo:background-color="#ff3333" loext:char-shading-value="0"/>
    </style:style>
    <style:style style:name="T24" style:family="text">
      <style:text-properties fo:background-color="#00cc33" loext:char-shading-value="0"/>
    </style:style>
    <style:style style:name="T25" style:family="text">
      <style:text-properties officeooo:rsid="003a675e" fo:background-color="#00cc33" loext:char-shading-value="0"/>
    </style:style>
    <style:style style:name="T26" style:family="text">
      <style:text-properties officeooo:rsid="003a675e"/>
    </style:style>
    <style:style style:name="T27" style:family="text">
      <style:text-properties fo:background-color="#ff0000" loext:char-shading-value="0"/>
    </style:style>
    <style:style style:name="T28" style:family="text">
      <style:text-properties officeooo:rsid="003fcfbf"/>
    </style:style>
    <style:style style:name="T29" style:family="text">
      <style:text-properties style:font-name-asian="Verdana2" style:font-name-complex="Verdana2"/>
    </style:style>
    <style:style style:name="T30" style:family="text">
      <style:text-properties fo:background-color="#ffffff" loext:char-shading-value="0" style:font-name-asian="Verdana2" style:font-name-complex="Verdana2"/>
    </style:style>
    <style:style style:name="T31" style:family="text">
      <style:text-properties officeooo:rsid="001520c2" fo:background-color="#ffffff" loext:char-shading-value="0" style:font-name-asian="Verdana2" style:font-name-complex="Verdana2"/>
    </style:style>
    <style:style style:name="T32" style:family="text">
      <style:text-properties officeooo:rsid="001e31dd" fo:background-color="#ffffff" loext:char-shading-value="0" style:font-name-asian="Verdana2" style:font-name-complex="Verdana2"/>
    </style:style>
    <style:style style:name="T33" style:family="text">
      <style:text-properties officeooo:rsid="001f84af" fo:background-color="#ffffff" loext:char-shading-value="0" style:font-name-asian="Verdana2" style:font-name-complex="Verdana2"/>
    </style:style>
    <style:style style:name="T34" style:family="text">
      <style:text-properties officeooo:rsid="0020af31" fo:background-color="#ffffff" loext:char-shading-value="0" style:font-name-asian="Verdana2" style:font-name-complex="Verdana2"/>
    </style:style>
    <style:style style:name="T35" style:family="text">
      <style:text-properties officeooo:rsid="0048b286" fo:background-color="#ffffff" loext:char-shading-value="0" style:font-name-asian="Verdana2" style:font-name-complex="Verdana2"/>
    </style:style>
    <style:style style:name="T36" style:family="text">
      <style:text-properties style:text-underline-style="none" fo:background-color="#ffffff" loext:char-shading-value="0" style:font-name-asian="Verdana2" style:font-name-complex="Verdana2"/>
    </style:style>
    <style:style style:name="T37" style:family="text">
      <style:text-properties style:text-underline-style="none" fo:font-weight="bold" style:font-name-asian="Verdana2" style:font-weight-asian="bold" style:font-name-complex="Verdan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Grammar Tips</text:p>
      <text:p text:style-name="P26"/>
      <text:p text:style-name="P5">SUBJECT – VERB – AGREEMENT</text:p>
      <text:p text:style-name="P6">This grammar tips are about subject verb agreement which are very important to make right sentence. For developing your spoken accuracy as well as solving problems of sentence building.</text:p>
      <text:p text:style-name="P27"/>
      <text:p text:style-name="P5">Subject – Verb – Agreement is the system how verb is used after subject.</text:p>
      <text:list xml:id="list8184391896367158483" text:style-name="WWNum14">
        <text:list-item>
          <text:p text:style-name="P76"><text:span text:style-name="T29">She </text:span><text:span text:style-name="T11">is</text:span><text:span text:style-name="T29"> my teacher.<text:tab/></text:span></text:p>
        </text:list-item>
        <text:list-item>
          <text:p text:style-name="P76"><text:span text:style-name="T29">They </text:span><text:span text:style-name="T11">are</text:span><text:span text:style-name="T29"> my friends.</text:span></text:p>
        </text:list-item>
      </text:list>
      <text:p text:style-name="P26"/>
      <text:p text:style-name="P10">Rule-1</text:p>
      <text:p text:style-name="P5">There is ‘singular verb’ after ‘singular subject’<text:tab/></text:p>
      <text:list xml:id="list7792749858375951042" text:style-name="WWNum8">
        <text:list-item>
          <text:p text:style-name="P77"><text:span text:style-name="T29">Shahed </text:span><text:span text:style-name="T11">learns</text:span><text:span text:style-name="T29"> English</text:span></text:p>
        </text:list-item>
        <text:list-item>
          <text:p text:style-name="P94"><text:span text:style-name="T29">They </text:span><text:span text:style-name="T11">learn</text:span><text:span text:style-name="T29"> English</text:span></text:p>
        </text:list-item>
        <text:list-item>
          <text:p text:style-name="P77"><text:span text:style-name="T29">A baby </text:span><text:span text:style-name="T11">is</text:span><text:span text:style-name="T29"> crying</text:span></text:p>
        </text:list-item>
        <text:list-item>
          <text:p text:style-name="P77"><text:span text:style-name="T29">The babies </text:span><text:span text:style-name="T11">are</text:span><text:span text:style-name="T29"> crying.</text:span></text:p>
        </text:list-item>
      </text:list>
      <text:p text:style-name="P26"/>
      <text:p text:style-name="P5">‘Plural verb’ should be used after ‘plural subject’<text:tab/></text:p>
      <text:list xml:id="list2108396158812757944" text:style-name="WWNum19">
        <text:list-item>
          <text:p text:style-name="P78"><text:span text:style-name="T29">My friend </text:span><text:span text:style-name="T11">was</text:span><text:span text:style-name="T29"> present in the meeting.</text:span></text:p>
        </text:list-item>
        <text:list-item>
          <text:p text:style-name="P78"><text:span text:style-name="T29">My friends </text:span><text:span text:style-name="T11">were</text:span><text:span text:style-name="T29"> present in the meeting.</text:span></text:p>
        </text:list-item>
      </text:list>
      <text:p text:style-name="P26"/>
      <text:p text:style-name="P10">Rule-2</text:p>
      <text:p text:style-name="P5">Singular subjects take ‘plural verb’ if they are connected by ‘And’<text:tab/></text:p>
      <text:list xml:id="list4581358386410586746" text:style-name="WWNum9">
        <text:list-item>
          <text:p text:style-name="P79"><text:span text:style-name="T29">Shahed </text:span><text:span text:style-name="T11">and</text:span><text:span text:style-name="T29"> Sabbir </text:span><text:span text:style-name="T37"><text:s/></text:span><text:span text:style-name="T11">are</text:span><text:span text:style-name="T29"> good friends.</text:span></text:p>
        </text:list-item>
        <text:list-item>
          <text:p text:style-name="P79"><text:span text:style-name="T29">Shamim </text:span><text:span text:style-name="T11">and</text:span><text:span text:style-name="T29"> Zeba help each other.</text:span></text:p>
        </text:list-item>
      </text:list>
      <text:p text:style-name="P26"/>
      <text:p text:style-name="P10">Rule-3</text:p>
      <text:p text:style-name="P26"><text:span text:style-name="T29">But ‘Singular verb’ is required after </text:span><text:span text:style-name="T11">and</text:span><text:span text:style-name="T29"> if </text:span><text:span text:style-name="T12">two subjects</text:span><text:span text:style-name="T29"> refers to the same person<text:tab/></text:span></text:p>
      <text:list xml:id="list8523493340536430518" text:style-name="WWNum6">
        <text:list-item>
          <text:p text:style-name="P80"><text:span text:style-name="T29">Slow and steady </text:span><text:span text:style-name="T11">wins</text:span><text:span text:style-name="T29"> the race. </text:span></text:p>
        </text:list-item>
        <text:list-item>
          <text:p text:style-name="P95"><text:span text:style-name="T29">Bread and butter </text:span><text:span text:style-name="T11">is</text:span><text:span text:style-name="T29"> my favorite food.</text:span></text:p>
        </text:list-item>
      </text:list>
      <text:p text:style-name="P26"/>
      <text:p text:style-name="P10">Rule-4</text:p>
      <text:p text:style-name="P5">The + subject + and + the + subject = ‘Plural verb’</text:p>
      <text:list xml:id="list7649595474057243723" text:style-name="WWNum16">
        <text:list-item>
          <text:p text:style-name="P81"><text:span text:style-name="T11">The</text:span><text:span text:style-name="T29"> teacher </text:span><text:span text:style-name="T11">and</text:span><text:span text:style-name="T29"> </text:span><text:span text:style-name="T11">the</text:span><text:span text:style-name="T29"> <text:tab/>guest </text:span><text:span text:style-name="T11">have</text:span><text:span text:style-name="T29"> joined the seminar.</text:span></text:p>
        </text:list-item>
        <text:list-item>
          <text:p text:style-name="P81"><text:span text:style-name="T11">The</text:span><text:span text:style-name="T29"> principal and </text:span><text:span text:style-name="T11">the</text:span><text:span text:style-name="T29"> <text:tab/>chairman </text:span><text:span text:style-name="T11">are</text:span><text:span text:style-name="T29"> taking rest.</text:span></text:p>
        </text:list-item>
      </text:list>
      <text:p text:style-name="P16"><text:s/></text:p>
      <text:p text:style-name="P10">Rule-5</text:p>
      <text:p text:style-name="P5">The + subject + and + subject = ‘Singular verb’</text:p>
      <text:list xml:id="list6003874716511270531" text:style-name="WWNum11">
        <text:list-item>
          <text:p text:style-name="P82"><text:span text:style-name="T11">The</text:span><text:span text:style-name="T29"> teacher </text:span><text:span text:style-name="T11">and</text:span><text:span text:style-name="T29"> guest </text:span><text:span text:style-name="T11">has</text:span><text:span text:style-name="T29"> joined the seminar.</text:span></text:p>
        </text:list-item>
        <text:list-item>
          <text:p text:style-name="P82"><text:span text:style-name="T11">The</text:span><text:span text:style-name="T29"> principal </text:span><text:span text:style-name="T11">and</text:span><text:span text:style-name="T29"> chairman </text:span><text:span text:style-name="T11">is</text:span><text:span text:style-name="T29"> taking rest.</text:span></text:p>
        </text:list-item>
      </text:list>
      <text:p text:style-name="P16"><text:s/></text:p>
      <text:p text:style-name="P16"><text:s/></text:p>
      <text:p text:style-name="P10">Rule-6</text:p>
      <text:p text:style-name="P5">‘Verb’ can be used both ‘singular and plural form’ in case of mathematical calculation.</text:p>
      <text:list xml:id="list8554912703700746966" text:style-name="WWNum15">
        <text:list-item>
          <text:p text:style-name="P83"><text:span text:style-name="T29">6 plus 3 </text:span><text:span text:style-name="T11">makes</text:span><text:span text:style-name="T29"> 9</text:span></text:p>
        </text:list-item>
        <text:list-item>
          <text:p text:style-name="P83"><text:span text:style-name="T29">6 plus 3 </text:span><text:span text:style-name="T11">make</text:span><text:span text:style-name="T29"> 9.</text:span></text:p>
        </text:list-item>
      </text:list>
      <text:p text:style-name="P5"><text:s/></text:p>
      <text:p text:style-name="P10">Rule-7</text:p>
      <text:p text:style-name="P5">‘One of’ takes ‘plural noun/Pronoun’ after it but ‘verb’ is singular.</text:p>
      <text:list xml:id="list640961336798675735" text:style-name="WWNum20">
        <text:list-item>
          <text:p text:style-name="P84"><text:span text:style-name="T11">One of</text:span><text:span text:style-name="T29"> the boys </text:span><text:span text:style-name="T11">is</text:span><text:span text:style-name="T29"> a good player<text:tab/></text:span></text:p>
        </text:list-item>
        <text:list-item>
          <text:p text:style-name="P84"><text:span text:style-name="T11">One of</text:span><text:span text:style-name="T29"> them </text:span><text:span text:style-name="T11">has</text:span><text:span text:style-name="T29"> played well.</text:span></text:p>
        </text:list-item>
      </text:list>
      <text:p text:style-name="P26"/>
      <text:p text:style-name="P10">Rule-8</text:p>
      <text:p text:style-name="P5"><text:s/>A number of + Plural noun + Plural verb</text:p>
      <text:list xml:id="list8674100806083930535" text:style-name="WWNum13">
        <text:list-item>
          <text:p text:style-name="P96">A number of people have visited sabbirsenglishworld.com<text:tab/></text:p>
        </text:list-item>
        <text:list-item>
          <text:p text:style-name="P96">A number of students are learning phonetics.</text:p>
        </text:list-item>
      </text:list>
      <text:p text:style-name="P26"/>
      <text:p text:style-name="P5"><text:tab/></text:p>
      <text:p text:style-name="P10">Rule-9</text:p>
      <text:p text:style-name="P5">The number of + Plural noun + Singular verb</text:p>
      <text:list xml:id="list5029119676890282323" text:style-name="WWNum18">
        <text:list-item>
          <text:p text:style-name="P97">The number of people has visited website</text:p>
        </text:list-item>
        <text:list-item>
          <text:p text:style-name="P97"><text:soft-page-break/>The number of students is learning phonetics.</text:p>
        </text:list-item>
      </text:list>
      <text:p text:style-name="P16"><text:s/></text:p>
      <text:p text:style-name="P10">Rule-10</text:p>
      <text:p text:style-name="P27"><text:span text:style-name="T29">There is always ‘singular verb’ after the names of countries, persons, Organizations etc even if they end with ‘</text:span><text:span text:style-name="T5">S</text:span><text:span text:style-name="T29">’</text:span></text:p>
      <text:list xml:id="list356572159355592427" text:style-name="WWNum12">
        <text:list-item>
          <text:p text:style-name="P85"><text:span text:style-name="T29">John </text:span><text:span text:style-name="T11">keats</text:span><text:span text:style-name="T29"> </text:span><text:span text:style-name="T11">is</text:span><text:span text:style-name="T29"> called the poet of beauty.</text:span></text:p>
        </text:list-item>
        <text:list-item>
          <text:p text:style-name="P85"><text:span text:style-name="T29">James </text:span><text:span text:style-name="T11">is </text:span><text:span text:style-name="T29"><text:s/>a popular band singer.</text:span></text:p>
        </text:list-item>
        <text:list-item>
          <text:p text:style-name="P85"><text:span text:style-name="T29">The united </text:span><text:span text:style-name="T11">nations</text:span><text:span text:style-name="T29"> </text:span><text:span text:style-name="T11">rules</text:span><text:span text:style-name="T29"> the world.</text:span></text:p>
        </text:list-item>
      </text:list>
      <text:p text:style-name="P5"><text:s/></text:p>
      <text:p text:style-name="P10">Rule-11</text:p>
      <text:p text:style-name="P5">There/here takes ‘verb’ according to the ‘noun or pronoun’ after it.</text:p>
      <text:list xml:id="list978445836154167298" text:style-name="WWNum1">
        <text:list-item>
          <text:p text:style-name="P86"><text:span text:style-name="T29">There </text:span><text:span text:style-name="T11">are</text:span><text:span text:style-name="T29"> many </text:span><text:span text:style-name="T11">researchers</text:span><text:span text:style-name="T29"> in ELRC project.</text:span></text:p>
        </text:list-item>
        <text:list-item>
          <text:p text:style-name="P86"><text:span text:style-name="T29">Here </text:span><text:span text:style-name="T11">is a</text:span><text:span text:style-name="T29"> </text:span><text:span text:style-name="T11">gift</text:span><text:span text:style-name="T29"> for you.</text:span></text:p>
        </text:list-item>
      </text:list>
      <text:p text:style-name="P5"><text:s/></text:p>
      <text:p text:style-name="P10">Rule-12</text:p>
      <text:p text:style-name="P26"><text:span text:style-name="T29"><text:s/>‘Singular verb’ should be used after ‘</text:span><text:span text:style-name="T5">no’</text:span></text:p>
      <text:list xml:id="list4395059594860051132" text:style-name="WWNum7">
        <text:list-item>
          <text:p text:style-name="P87"><text:span text:style-name="T11">No</text:span><text:span text:style-name="T29"> child </text:span><text:span text:style-name="T11">is</text:span><text:span text:style-name="T29"> cute here</text:span></text:p>
        </text:list-item>
        <text:list-item>
          <text:p text:style-name="P87"><text:span text:style-name="T11">No</text:span><text:span text:style-name="T29"> advice </text:span><text:span text:style-name="T11">was</text:span><text:span text:style-name="T29"> helpful for him.</text:span></text:p>
        </text:list-item>
      </text:list>
      <text:p text:style-name="P5"><text:s/></text:p>
      <text:p text:style-name="P10">Rule-13</text:p>
      <text:p text:style-name="P5">When phrase/Clause/Infinitive is used as a ‘Subject’ then it takes ‘Singular verb’</text:p>
      <text:list xml:id="list3944048636470195136" text:style-name="WWNum2">
        <text:list-item>
          <text:p text:style-name="P88"><text:span text:style-name="T11">To walk is </text:span><text:span text:style-name="T29"><text:s/>a good exercise.</text:span></text:p>
        </text:list-item>
        <text:list-item>
          <text:p text:style-name="P88"><text:span text:style-name="T5">Swimming </text:span><text:span text:style-name="T29">is good for health.</text:span></text:p>
        </text:list-item>
      </text:list>
      <text:p text:style-name="P5"><text:s/></text:p>
      <text:p text:style-name="P10">Rule-14</text:p>
      <text:p text:style-name="P5">Uncountable noun is always ‘Singular’</text:p>
      <text:list xml:id="list531343677338676344" text:style-name="WWNum5">
        <text:list-item>
          <text:p text:style-name="P89"><text:span text:style-name="T29">Water </text:span><text:span text:style-name="T11">is </text:span><text:span text:style-name="T29"><text:s/>a liquid substance.</text:span></text:p>
        </text:list-item>
        <text:list-item>
          <text:p text:style-name="P89"><text:span text:style-name="T29">Fifty dollars </text:span><text:span text:style-name="T11">is </text:span><text:span text:style-name="T29">a huge amount.</text:span></text:p>
        </text:list-item>
      </text:list>
      <text:p text:style-name="P5"><text:s/></text:p>
      <text:p text:style-name="P10">Rule-15</text:p>
      <text:p text:style-name="P5">Collective noun Generally takes ‘Singular verb’</text:p>
      <text:list xml:id="list5301019094477428237" text:style-name="WWNum21">
        <text:list-item>
          <text:p text:style-name="P90"><text:span text:style-name="T29">The </text:span><text:span text:style-name="T11">family lives</text:span><text:span text:style-name="T29"> together.</text:span></text:p>
        </text:list-item>
      </text:list>
      <text:p text:style-name="P26"/>
      <text:p text:style-name="P5">But ‘verb’ becomes plural after collective noun’ when it is divided.<text:tab/></text:p>
      <text:list xml:id="list5229806684112229136" text:style-name="WWNum3">
        <text:list-item>
          <text:p text:style-name="P98">The family live separately.</text:p>
        </text:list-item>
      </text:list>
      <text:p text:style-name="P26"/>
      <text:p text:style-name="P10">Rule-16</text:p>
      <text:p text:style-name="P5">The first part is considered as subject while there is preposition at the middle point of subject.</text:p>
      <text:list xml:id="list3226175160921761055" text:style-name="WWNum4">
        <text:list-item>
          <text:p text:style-name="P91"><text:span text:style-name="T11">A basket</text:span><text:span text:style-name="T29"> of apples </text:span><text:span text:style-name="T11">has</text:span><text:span text:style-name="T29"> been sold.</text:span></text:p>
        </text:list-item>
        <text:list-item>
          <text:p text:style-name="P91"><text:span text:style-name="T11">The color</text:span><text:span text:style-name="T29"> of his eyes </text:span><text:span text:style-name="T11">is </text:span><text:span text:style-name="T29">blue.</text:span></text:p>
        </text:list-item>
      </text:list>
      <text:p text:style-name="P26"/>
      <text:p text:style-name="P2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6">Singular Nouns</text:p>
          </table:table-cell>
          <table:table-cell table:style-name="Table1.A1" office:value-type="string">
            <text:p text:style-name="P56">Plural Nouns</text:p>
          </table:table-cell>
        </table:table-row>
        <table:table-row table:style-name="Table1.1">
          <table:table-cell table:style-name="Table1.A1" office:value-type="string">
            <text:p text:style-name="P17">Subject:</text:p>
            <text:p text:style-name="P7">Civics, Economies, Politics, Physics, Ethics, Mathematics, Athletics, Optics, <text:s/>Statistics, <text:s/>Polities</text:p>
            <text:p text:style-name="P8"/>
            <text:p text:style-name="P8">Innings, Gallows, Mumps, News, smallpox, whereabouts</text:p>
            <text:p text:style-name="P26"/>
            <text:p text:style-name="P5">Scenery, furniture, alphabet, poetry, information, equipment, expenditure, machinery, <text:span text:style-name="T1">luggage, bread, wheat, happiness, advice</text:span></text:p>
            <text:p text:style-name="P26"/>
            <text:p text:style-name="P5">Either of, neither of, one of, each of, every of, none of, the number of, more than one</text:p>
            <text:p text:style-name="P26"/>
            <text:p text:style-name="P5">Half of singular is singular</text:p>
            <text:p text:style-name="P26"><text:soft-page-break/></text:p>
            <text:p text:style-name="P5">Ninety Kilograms, Fifty miles, one and a half hours, 20 miles, money, much</text:p>
            <text:p text:style-name="P26"/>
            <text:p text:style-name="P5">Bread and butter, two and two</text:p>
          </table:table-cell>
          <table:table-cell table:style-name="Table1.A1" office:value-type="string">
            <text:p text:style-name="P9">Aristocracy, nobility, peasantry, Gentry, cattle, poultry, vermin, perfumery, public, people, police, men, women, the rich, the poor, military, folk, mass, mob, phenomena, swine, cloths, agenda, media</text:p>
            <text:p text:style-name="P26"/>
            <text:p text:style-name="P5">Savings, earnings, vegetables, surroundings, glasses, trousers, riches, aims, politics, wages, dues</text:p>
            <text:p text:style-name="P26"/>
            <text:p text:style-name="P5">A number of, both, all, all of, </text:p>
            <text:p text:style-name="P26"/>
            <text:p text:style-name="P26"/>
            <text:p text:style-name="P5">Half of plural is plural</text:p>
          </table:table-cell>
        </table:table-row>
      </table:table>
      <text:p text:style-name="P26"/>
      <text:p text:style-name="P10">Subject Verb agreement:</text:p>
      <text:p text:style-name="P2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Subject</text:p>
          </table:table-cell>
          <table:table-cell table:style-name="Table2.A1" office:value-type="string">
            <text:p text:style-name="P6">with</text:p>
            <text:p text:style-name="P6">along with</text:p>
            <text:p text:style-name="P6">together with</text:p>
            <text:p text:style-name="P73">in consultation with</text:p>
            <text:p text:style-name="P74">no less than</text:p>
            <text:p text:style-name="P6">as well as</text:p>
            <text:p text:style-name="P6">in addition to</text:p>
            <text:p text:style-name="P6">accompanied by</text:p>
            <text:p text:style-name="P6">including</text:p>
            <text:p text:style-name="P6">containing</text:p>
          </table:table-cell>
        </table:table-row>
        <table:table-row table:style-name="Table2.1">
          <table:table-cell table:style-name="Table2.A1" office:value-type="string">
            <text:p text:style-name="P5">either…. or</text:p>
            <text:p text:style-name="P5">neither……. Nor</text:p>
            <text:p text:style-name="P5">not only but also </text:p>
          </table:table-cell>
          <table:table-cell table:style-name="Table2.A1" office:value-type="string">
            <text:p text:style-name="P6">Subject</text:p>
          </table:table-cell>
        </table:table-row>
      </table:table>
      <text:p text:style-name="P26"/>
      <text:p text:style-name="P26"/>
      <text:p text:style-name="P26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56">Countable</text:p>
          </table:table-cell>
          <table:table-cell table:style-name="Table3.A1" office:value-type="string">
            <text:p text:style-name="P56">Uncountable</text:p>
          </table:table-cell>
        </table:table-row>
        <table:table-row table:style-name="Table3.1"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7">Work, water, money, time, soup, luggage, food, coffee</text:p>
          </table:table-cell>
        </table:table-row>
      </table:table>
      <text:p text:style-name="P26"/>
      <text:p text:style-name="P26"/>
      <text:p text:style-name="P10">Rule-21</text:p>
      <text:p text:style-name="P5">The following nouns can be both ‘Singular or Plural’ and take their respective form.</text:p>
      <text:p text:style-name="P5">Deer, pair, dozen, sheer etc.</text:p>
      <text:list xml:id="list4562426444612532727" text:style-name="WWNum10">
        <text:list-item>
          <text:p text:style-name="P92"><text:span text:style-name="T5">Five</text:span><text:span text:style-name="T29"> </text:span><text:span text:style-name="T5">dozen</text:span><text:span text:style-name="T29"> are need for you.</text:span></text:p>
        </text:list-item>
        <text:list-item>
          <text:p text:style-name="P92"><text:span text:style-name="T5">One dozen</text:span><text:span text:style-name="T29"> is needed for you.</text:span></text:p>
        </text:list-item>
      </text:list>
      <text:p text:style-name="P26"/>
      <text:p text:style-name="P10">Rule-24</text:p>
      <text:p text:style-name="P5">Temperature, distance, weather, time, money, quantity = ‘Singular Verb’.</text:p>
      <text:list xml:id="list1906669927851596648" text:style-name="WWNum17">
        <text:list-item>
          <text:p text:style-name="P93"><text:span text:style-name="T29">The temperature</text:span><text:span text:style-name="T5"> was</text:span><text:span text:style-name="T29"> 38 cc.</text:span></text:p>
        </text:list-item>
        <text:list-item>
          <text:p text:style-name="P93"><text:span text:style-name="T29">Ten mounds</text:span><text:span text:style-name="T5"> is</text:span><text:span text:style-name="T29"> a heavy weight.</text:span></text:p>
        </text:list-item>
      </text:list>
      <text:p text:style-name="P26"/>
      <text:p text:style-name="P11">Rule-25</text:p>
      <text:p text:style-name="P18">Number of + countable</text:p>
      <text:p text:style-name="P18">Amount of + uncountable</text:p>
      <text:p text:style-name="P21"/>
      <text:p text:style-name="P18">Some + any number = approximate</text:p>
      <text:p text:style-name="P21"/>
      <text:p text:style-name="P11">Rule-26</text:p>
      <text:p text:style-name="P20">-es after -s / -sh / -ch : pass → passes, finish → finishes, watch → watches</text:p>
      <text:p text:style-name="P18">-y → -ies: study → studies, try → tries</text:p>
      <text:p text:style-name="P18">Also: go → goes, do → does</text:p>
      <text:p text:style-name="P21"/>
      <text:p text:style-name="P11">Rule-27</text:p>
      <text:p text:style-name="P18">always/never/often/sometimes/usually + present simple</text:p>
      <text:p text:style-name="P21"/>
      <text:p text:style-name="P11"><text:soft-page-break/>Rule-28</text:p>
      <text:p text:style-name="P28"><text:span text:style-name="T30">Don’t use </text:span><text:span text:style-name="T6">to</text:span><text:span text:style-name="T30"> before </text:span><text:span text:style-name="T6">home, abroad, upstairs, downstairs, here, there, anywhere, nowhere, somewhere, underground, in, inside, out, outside, downtown, uptown</text:span><text:span text:style-name="T30">. These places are not noun, they are adverb of location except home.</text:span></text:p>
      <text:p text:style-name="P28"/>
      <text:p text:style-name="P12">Rule-29</text:p>
      <text:p text:style-name="P28"><text:span text:style-name="T6">Always, often, usually</text:span><text:span text:style-name="T30"> will be placed right before verb.</text:span></text:p>
      <text:p text:style-name="P28"/>
      <text:p text:style-name="P13"><text:span text:style-name="T30">Complex Sentence: </text:span><text:span text:style-name="T3">is just more than one simple sentence put together to make one sentence.</text:span></text:p>
      <text:p text:style-name="P14"/>
      <text:p text:style-name="P14"><text:span text:style-name="T30">Clause:</text:span><text:span text:style-name="T3"> is a group of words with both a subject and a verb.</text:span></text:p>
      <text:p text:style-name="P15"/>
      <text:p text:style-name="P15"><text:span text:style-name="T31">Dependent clause:</text:span> <text:span text:style-name="T2">can make sense on its own.</text:span></text:p>
      <text:p text:style-name="P2">Example: ‘I wore a warm coat.’</text:p>
      <text:p text:style-name="P15"/>
      <text:p text:style-name="P15"><text:span text:style-name="T31">Independent clause: </text:span><text:span text:style-name="T2">can not make sense on its own.</text:span></text:p>
      <text:p text:style-name="P2">Example: “….because the weather was cold”</text:p>
      <text:p text:style-name="P2"/>
      <text:p text:style-name="P2">This is a dependent clause because it has a subject and a verb but it doesn’t make any sense on its own. To make sense we need to add an independent clause. If we combine these two clauses we get a complex sentence- </text:p>
      <text:p text:style-name="P2">‘I wore a warm coat because the weather was cold.’</text:p>
      <text:p text:style-name="P2"/>
      <text:p text:style-name="P3"><text:span text:style-name="T4">Relative Clauses:</text:span> give essential or extra information about a person, place, or thing. We do this by using <text:span text:style-name="T4">relative pronouns</text:span> like <text:span text:style-name="T10">who</text:span>, <text:span text:style-name="T10">which</text:span> and <text:span text:style-name="T10">that</text:span>. </text:p>
      <text:p text:style-name="P3"/>
      <text:p text:style-name="P4"><text:span text:style-name="T17">E</text:span>xample<text:span text:style-name="T17">s:</text:span></text:p>
      <text:p text:style-name="P4">‘He’s the kind of person <text:span text:style-name="T15">who</text:span> is always friendly.’</text:p>
      <text:p text:style-name="P4"/>
      <text:p text:style-name="P3">Air pollution can cause health problems. Air pollution is largely caused by motor vehicles.</text:p>
      <text:p text:style-name="P3">Air pollution, <text:span text:style-name="T15">which</text:span> is mostly caused by motor vehicles, can cause health problems.</text:p>
      <text:p text:style-name="P3"/>
      <text:p text:style-name="P3">There is evidence that some people are more likely to smoke. These people have parents and friends who smoke.</text:p>
      <text:p text:style-name="P3">There is evidence that people <text:span text:style-name="T15">who</text:span> have parents and friends <text:span text:style-name="T15">that</text:span> smoke are more likely to smoke.</text:p>
      <text:p text:style-name="P3"/>
      <text:p text:style-name="P30"><text:span text:style-name="T7">Subordinate Clauses:</text:span><text:span text:style-name="T30"> describe nouns, pronouns, verbs, adverbs, and adjectives; or act as the subject or object of another clause. They are made by connecting an independent clause with a dependent clause with words like </text:span><text:span text:style-name="T13">as</text:span><text:span text:style-name="T30">, </text:span><text:span text:style-name="T13">if</text:span><text:span text:style-name="T30">, </text:span><text:span text:style-name="T13">because</text:span><text:span text:style-name="T30">, </text:span><text:span text:style-name="T13">although</text:span><text:span text:style-name="T36">, </text:span><text:span text:style-name="T13">even though</text:span><text:span text:style-name="T30">, </text:span><text:span text:style-name="T13">while</text:span><text:span text:style-name="T30">, </text:span><text:span text:style-name="T13">when</text:span><text:span text:style-name="T30">, </text:span><text:span text:style-name="T13">until</text:span><text:span text:style-name="T30">.</text:span></text:p>
      <text:p text:style-name="P30"/>
      <text:p text:style-name="P22"/>
      <text:p text:style-name="P22"><text:span text:style-name="T7">Conditional Clauses / ‘If clauses’:</text:span><text:span text:style-name="T30"> used to express that the action in the main clause can only take place if a certain condition is met. They are also useful for talking about unreal situations or to speculate about results in the past or present.</text:span></text:p>
      <text:p text:style-name="P22"/>
      <text:p text:style-name="P22">Examples:</text:p>
      <text:p text:style-name="P19">If I had a million dollars, I would quit my job.</text:p>
      <text:p text:style-name="P19">I will be really happy, if I pass the IELTS test.</text:p>
      <text:p text:style-name="P22"/>
      <text:p text:style-name="P19">There are four different kinds of conditionals: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text:span text:style-name="T7">Zero Conditionals:</text:span><text:span text:style-name="T30"> used to talk about information that is true or facts, </text:span><text:span text:style-name="T32">events that </text:span><text:soft-page-break/><text:span text:style-name="T32">happen generally</text:span><text:span text:style-name="T30">. </text:span><text:span text:style-name="T16">We can use </text:span><text:span text:style-name="T14">if</text:span><text:span text:style-name="T16"> or </text:span><text:span text:style-name="T14">when</text:span><text:span text:style-name="T16"> to introduce the conditional.</text:span></text:p>
            <text:p text:style-name="P65">If + present simple, … present simple</text:p>
            <text:p text:style-name="P23"/>
            <text:p text:style-name="P24"><text:span text:style-name="T30">Nowadays </text:span><text:span text:style-name="T16">when</text:span><text:span text:style-name="T30"> we travel long distances</text:span><text:span text:style-name="T16">,</text:span><text:span text:style-name="T30"> we usually use air travel.</text:span></text:p>
            <text:p text:style-name="P23"/>
          </table:table-cell>
          <table:table-cell table:style-name="Table4.B1" office:value-type="string">
            <text:p text:style-name="P25"><text:span text:style-name="T7">First conditionals:</text:span><text:span text:style-name="T30"> used to talk about things in the present or future. </text:span></text:p>
            <text:p text:style-name="P66"><text:soft-page-break/>If + present simple, .. will + infinitive</text:p>
            <text:p text:style-name="P23"/>
            <text:p text:style-name="P23"><text:span text:style-name="T16">If</text:span><text:span text:style-name="T30"> the city’s population continues to grow</text:span><text:span text:style-name="T16">,</text:span><text:span text:style-name="T30"> we will need to build more infrastructure</text:span><text:span text:style-name="T33">s</text:span><text:span text:style-name="T30">.</text:span></text:p>
            <text:p text:style-name="P68">If it rains, I won't go to the park.</text:p>
            <text:p text:style-name="P68">If I have enough money, I'll buy some new shoes.</text:p>
            <text:p text:style-name="P68">She'll be late if the train is delayed.</text:p>
            <text:p text:style-name="P68">She'll miss the bus if she doesn't leave soon.</text:p>
          </table:table-cell>
        </table:table-row>
        <table:table-row>
          <table:table-cell table:style-name="Table4.A2" table:number-columns-spanned="2" office:value-type="string">
            <text:p text:style-name="P53">The first conditional describes a particular situation, whereas the zero conditional describes what happens in general.</text:p>
          </table:table-cell>
          <table:covered-table-cell/>
        </table:table-row>
        <table:table-row>
          <table:table-cell table:style-name="Table4.A3" office:value-type="string">
            <text:p text:style-name="P23"><text:span text:style-name="T7">Second Conditionals:</text:span><text:span text:style-name="T30"> used to talk about things that are impossible </text:span><text:span text:style-name="T35">and unreal</text:span><text:span text:style-name="T30">.</text:span></text:p>
            <text:p text:style-name="P23"/>
            <text:p text:style-name="P23"><text:span text:style-name="T16">If</text:span><text:span text:style-name="T30"> the sun didn’t come up </text:span><text:span text:style-name="T34">yesterday</text:span><text:span text:style-name="T16">,</text:span><text:span text:style-name="T30"> we wouldn’t have any life on earth.</text:span></text:p>
            <text:p text:style-name="P23"/>
            <text:p text:style-name="P69">If I were you, I would drive more carefully in the rain.</text:p>
            <text:p text:style-name="P50"/>
            <text:p text:style-name="P69">If dogs had wings, they would be able to fly.</text:p>
            <text:p text:style-name="P23"/>
          </table:table-cell>
          <table:table-cell table:style-name="Table4.A2" office:value-type="string">
            <text:p text:style-name="P23"><text:span text:style-name="T7">Third Conditionals:</text:span><text:span text:style-name="T30"> used to speculate about past events. It is often used when we regret something or to imagine a past unreal situation.</text:span></text:p>
            <text:p text:style-name="P71">result + if + conditional</text:p>
            <text:p text:style-name="P71">would have v3 + if + past perfect</text:p>
            <text:p text:style-name="P54"/>
            <text:p text:style-name="P23"><text:span text:style-name="T30">The Second World War would have never happened </text:span><text:span text:style-name="T16">if</text:span><text:span text:style-name="T30"> Germany had been given a fairer peace settlement in Word War One.</text:span></text:p>
            <text:p text:style-name="P23"/>
            <text:p text:style-name="P70">I would have told Mary<text:tab/>if I had seen her.</text:p>
            <text:p text:style-name="P51"/>
            <text:p text:style-name="P70">I would have invited Tara if she had been free yesterday.</text:p>
            <text:p text:style-name="P70"/>
            <text:p text:style-name="P70">Their teacher would have been sad if<text:tab/>they had not passed their exam.</text:p>
            <text:p text:style-name="P29"/>
          </table:table-cell>
        </table:table-row>
      </table:table>
      <text:p text:style-name="P19"/>
      <text:p text:style-name="P55"><text:span text:style-name="T8">Compound Sentences:</text:span><text:span text:style-name="T9"> consist of two independent clauses linked together with a conjunction such as ‘and’, ‘for’ or ‘but’.<text:line-break/></text:span></text:p>
      <text:p text:style-name="P59">I really want to study, but I’m too tired.<text:line-break/>She got to the test centr<text:span text:style-name="T18">e</text:span> early, and she did really well on her IELTS test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60">With The</text:p>
          </table:table-cell>
          <table:table-cell table:style-name="Table5.B1" table:number-columns-spanned="2" office:value-type="string">
            <text:p text:style-name="P61">Without The</text:p>
          </table:table-cell>
          <table:covered-table-cell/>
        </table:table-row>
        <table:table-row>
          <table:table-cell table:style-name="Table5.A2" office:value-type="string">
            <text:p text:style-name="P62">The United Kingdom</text:p>
            <text:p text:style-name="P62">The Kingdom of Saudi Arabia </text:p>
            <text:p text:style-name="P62">The Netherlands</text:p>
            <text:p text:style-name="P62"/>
          </table:table-cell>
          <table:table-cell table:style-name="Table5.A2" office:value-type="string">
            <text:p text:style-name="P62">E<text:span text:style-name="T19">c</text:span>uador</text:p>
            <text:p text:style-name="P62">New Zealand</text:p>
            <text:p text:style-name="P62">Russia</text:p>
            <text:p text:style-name="P62">India</text:p>
            <text:p text:style-name="P62">Pakistan</text:p>
            <text:p text:style-name="P62">Bangladesh</text:p>
            <text:p text:style-name="P62">Nepal</text:p>
            <text:p text:style-name="P63">China</text:p>
          </table:table-cell>
          <table:table-cell table:style-name="Table5.C2" office:value-type="string">
            <text:p text:style-name="P64">Singapore</text:p>
            <text:p text:style-name="P64"/>
          </table:table-cell>
        </table:table-row>
      </table:table>
      <text:p text:style-name="P59"/>
      <text:p text:style-name="P11">Rule-28</text:p>
      <text:p text:style-name="P18">Wrong: Most of people have cell phones these days.</text:p>
      <text:p text:style-name="P18">Correct: Most people / Most of the people have cell phones these days.</text:p>
      <text:p text:style-name="P21"/>
      <text:p text:style-name="P18">Wrong: Some <text:span text:style-name="T28">C</text:span>anadian people hate winter.</text:p>
      <text:p text:style-name="P18"><text:soft-page-break/>Correct: Some <text:span text:style-name="T28">C</text:span>anadians hate winter.</text:p>
      <text:p text:style-name="P21"/>
      <text:p text:style-name="P18">Wrong: Muslim people fast during Ramadan.</text:p>
      <text:p text:style-name="P18">Correct: Muslims fast during Ramadan.</text:p>
      <text:p text:style-name="P21"/>
      <text:p text:style-name="P18">Wrong: Some of people enjoy watching movies.</text:p>
      <text:p text:style-name="P18">Correct: Some people enjoy watching movies.</text:p>
      <text:p text:style-name="P21"/>
      <text:p text:style-name="P18">Wrong: A lot people study English.</text:p>
      <text:p text:style-name="P18">Correct: A lot of people study English.</text:p>
      <text:p text:style-name="P21"/>
      <text:p text:style-name="P18">Wrong: Every people should get an education.</text:p>
      <text:p text:style-name="P18">Correct: Everybody / Everyone / Every person should get an education.</text:p>
      <text:p text:style-name="P21"/>
      <text:p text:style-name="P18">Wrong: All person need water to survive.</text:p>
      <text:p text:style-name="P18">Correct: All people need water to survive.</text:p>
      <text:p text:style-name="P18"/>
      <text:p text:style-name="P18">Wrong: People likes my cooking.</text:p>
      <text:p text:style-name="P18">Correct: People like my cooking.</text:p>
      <text:p text:style-name="P21"/>
      <text:p text:style-name="P18">Wrong: Everybody like my cooking.</text:p>
      <text:p text:style-name="P18">Correct: Everybody likes my cooking.</text:p>
      <text:p text:style-name="P21"/>
      <text:p text:style-name="P18">Wrong: He would like to meet in two days later.</text:p>
      <text:p text:style-name="P18">Correct: He would like to meet in two days.</text:p>
      <text:p text:style-name="P18">Correct: He would like to meet two days later.</text:p>
      <text:p text:style-name="P21"/>
      <text:p text:style-name="P52">Rule: if there is no number before million, hundred, thousand, and billion then it will be in plural form. </text:p>
      <text:p text:style-name="P18">Wrong: He stole million of dolls.</text:p>
      <text:p text:style-name="P18">Correct: He stole millions of dolls.</text:p>
      <text:p text:style-name="P21"/>
      <text:p text:style-name="P18">Wrong: He has hundred of friends on FB.</text:p>
      <text:p text:style-name="P18">Correct: He has hundreds of friends on FB.</text:p>
      <text:p text:style-name="P21"/>
      <text:p text:style-name="P18"><text:span text:style-name="T15">Rule: if there is a ‘number’ or ‘several’ before million, hundred, thousand, and billion then it will be in</text:span> <text:span text:style-name="T15">singular form.</text:span></text:p>
      <text:p text:style-name="P18">Wrong: I have 25 millions dollars.</text:p>
      <text:p text:style-name="P18">Correct: I have 25 million dollars.</text:p>
      <text:p text:style-name="P21"/>
      <text:p text:style-name="P18">Wrong: I have 2 hundreds friends.</text:p>
      <text:p text:style-name="P18">Correct: I have 2 hundred friends.</text:p>
      <text:p text:style-name="P21"/>
      <text:p text:style-name="P52">Rule: don’t start a sentence with a number !!</text:p>
      <text:p text:style-name="P18">Wrong: 5 cats live at the shelter.</text:p>
      <text:p text:style-name="P18">Correct: There are 5 cats at the shelter.</text:p>
      <text:p text:style-name="P18"/>
      <text:p text:style-name="P52">Rule: write single numbers with letters.</text:p>
      <text:p text:style-name="P18">Wrong: I have 9 cats.</text:p>
      <text:p text:style-name="P18">Correct: I have nine cats.</text:p>
      <text:p text:style-name="P21"/>
      <text:p text:style-name="P52">Rule: if there is a hyphen between a number and its unit then the unit will be in singular form.</text:p>
      <text:p text:style-name="P18">Wrong: I have an eight-years-old son.</text:p>
      <text:p text:style-name="P18">Correct: I have an eight-year-old son.</text:p>
      <text:p text:style-name="P21"><text:soft-page-break/></text:p>
      <text:p text:style-name="P18"/>
      <text:p text:style-name="P18">Wrong: I am eight year old.</text:p>
      <text:p text:style-name="P18">Correct: I am eight years old.</text:p>
      <text:p text:style-name="P31"/>
      <text:p text:style-name="P31">Wrong: the highest number of population.</text:p>
      <text:p text:style-name="P31">Correct: the highest number of peop<text:span text:style-name="T20">l</text:span>e.</text:p>
      <text:p text:style-name="P31"/>
      <text:p text:style-name="P32">Wrong: the highest number of people is in Ecuador</text:p>
      <text:p text:style-name="P32">Correct: the highest number of people live in Ecuador</text:p>
      <text:p text:style-name="P32"/>
      <text:p text:style-name="P33">Wrong: In terms of infant mortalities</text:p>
      <text:p text:style-name="P33">Correct: In terms of infant mortality rate</text:p>
      <text:p text:style-name="P33"/>
      <text:p text:style-name="P34">Wrong: at the top position</text:p>
      <text:p text:style-name="P34">Correct: at the top</text:p>
      <text:p text:style-name="P34"/>
      <text:p text:style-name="P35">Wrong: at the bottom position</text:p>
      <text:p text:style-name="P35">Correct: at the bottom</text:p>
      <text:p text:style-name="P35"/>
      <text:p text:style-name="P36">Wrong: except Bolivia</text:p>
      <text:p text:style-name="P36">Correct: except in Bolivia</text:p>
      <text:p text:style-name="P36"/>
      <text:p text:style-name="P36">Wrong: except in Bolivia which is below 80%.</text:p>
      <text:p text:style-name="P36">Correct: except in Bolivia where it is below 80%.</text:p>
      <text:p text:style-name="P36"/>
      <text:p text:style-name="P36">Wrong: crime is one of the important concerns in the current world.</text:p>
      <text:p text:style-name="P36">Correct: Crime is one of the main concerns in the current world.</text:p>
      <text:p text:style-name="P36"/>
      <text:p text:style-name="P37">Wrong: because of poverty</text:p>
      <text:p text:style-name="P37">Correct: Due to poverty</text:p>
      <text:p text:style-name="P38"/>
      <text:p text:style-name="P39">Wrong: the production of carbon dioxide by road transport was sharply increased except in 1990</text:p>
      <text:p text:style-name="P39">Correct: the production of carbon dioxide by road transport sharply increased except in 1990.</text:p>
      <text:p text:style-name="P39"/>
      <text:p text:style-name="P40">Wrong: earth</text:p>
      <text:p text:style-name="P40">Correct: Earth</text:p>
      <text:p text:style-name="P40"/>
      <text:p text:style-name="P40">Wrong: money needed</text:p>
      <text:p text:style-name="P40">Correct: money is needed</text:p>
      <text:p text:style-name="P40"/>
      <text:p text:style-name="P40">Wrong: 6 millions people</text:p>
      <text:p text:style-name="P40">Correct: 6 million people</text:p>
      <text:p text:style-name="P40"/>
      <text:p text:style-name="P41">Wrong: approximately same</text:p>
      <text:p text:style-name="P41">Correct: approximately the same</text:p>
      <text:p text:style-name="P41"/>
      <text:p text:style-name="P42">Wrong: the number of visitors to this museum was considerably increased to nearly 4 millions.</text:p>
      <text:p text:style-name="P42">Correct: the number of visitors to this museum had considerably increased to nearly 4 million.</text:p>
      <text:p text:style-name="P42"/>
      <text:p text:style-name="P42">Wrong: education fees</text:p>
      <text:p text:style-name="P42">Correct: educational fees</text:p>
      <text:p text:style-name="P42"/>
      <text:p text:style-name="P42"><text:soft-page-break/>Wrong: state</text:p>
      <text:p text:style-name="P42">Correct: The state</text:p>
      <text:p text:style-name="P42"/>
      <text:p text:style-name="P42">Wrong: the government should give equal opportunity to it citizen</text:p>
      <text:p text:style-name="P42">Correct: the government should give equal opportunities to its citizens</text:p>
      <text:p text:style-name="P42"/>
      <text:p text:style-name="P43">Wrong: outside of the country</text:p>
      <text:p text:style-name="P43">Correct: outside the country</text:p>
      <text:p text:style-name="P43"/>
      <text:p text:style-name="P44">Wrong: on the other hand, the percentage of workers in services <text:span text:style-name="T22">were</text:span> <text:span text:style-name="T22">remain</text:span> the same from 1985 to 1990, <text:span text:style-name="T21">after that it continued to increase and reached </text:span><text:span text:style-name="T23">to</text:span><text:span text:style-name="T21"> about </text:span><text:span text:style-name="T23">60%</text:span><text:span text:style-name="T21"> in 2000 and it expected that the growth will continue to 2005 with approximate 80% of the total workers.</text:span></text:p>
      <text:p text:style-name="P44"/>
      <text:p text:style-name="P44">Correct: on the other hand, the percentage of worker in services <text:span text:style-name="T24">remained</text:span> the same from 1985 to 1990, <text:span text:style-name="T26">after that it continued to increase and reached about </text:span><text:span text:style-name="T25">60</text:span><text:span text:style-name="T26"> in 2000 and it is expected that the growth will continue to 2025 with approximately 80% of the total workers.</text:span></text:p>
      <text:p text:style-name="P44"/>
      <text:p text:style-name="P45">Wrong: it is expected that it will <text:span text:style-name="T27">be</text:span> remain constant till 2025.</text:p>
      <text:p text:style-name="P45">Correct: it is expected that it will remain constant till 2025.</text:p>
      <text:p text:style-name="P45"/>
      <text:p text:style-name="P45">Wrong: can not</text:p>
      <text:p text:style-name="P45">Correct: cannot</text:p>
      <text:p text:style-name="P45"/>
      <text:p text:style-name="P46">Wrong: the beef consumption</text:p>
      <text:p text:style-name="P46">Correct: the consumption of beef</text:p>
      <text:p text:style-name="P46"/>
      <text:p text:style-name="P46">Wrong: with regard to</text:p>
      <text:p text:style-name="P46">Correct: with regards to</text:p>
      <text:p text:style-name="P46"/>
      <text:p text:style-name="P46">Wrong: they do not involve in war</text:p>
      <text:p text:style-name="P46">Correct: they are not involved in any kind of war</text:p>
      <text:p text:style-name="P46"/>
      <text:p text:style-name="P46">Wrong: there are rather important issues to spend money than weapon.</text:p>
      <text:p text:style-name="P46">Correct: there are rather important issues to spend money on than weapon.</text:p>
      <text:p text:style-name="P46"/>
      <text:p text:style-name="P47">Wrong: to make work opportunities.</text:p>
      <text:p text:style-name="P47">Correct: to create job opportunities.</text:p>
      <text:p text:style-name="P47"/>
      <text:p text:style-name="P48">Wrong: money is required to provide better education and health facilities.</text:p>
      <text:p text:style-name="P48">Correct: money is required to provide better educational and health care facilities.</text:p>
      <text:p text:style-name="P48"/>
      <text:p text:style-name="P49">Wrong: the trend to commit crime will also be reduced.</text:p>
      <text:p text:style-name="P49">Correct: the trend to commit crimes can also be reduced.</text:p>
      <text:p text:style-name="P49"/>
      <text:p text:style-name="P49">Wrong: thus society will be peaceful and crime free.</text:p>
      <text:p text:style-name="P49">Correct: thus society will become peaceful and crime f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 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4-17T20:09:53.766954970</dc:date>
    <meta:editing-duration>PT14H31M24S</meta:editing-duration>
    <meta:editing-cycles>68</meta:editing-cycles>
    <meta:document-statistic meta:table-count="5" meta:image-count="0" meta:object-count="0" meta:page-count="8" meta:paragraph-count="307" meta:word-count="2338" meta:character-count="13426" meta:non-whitespace-character-count="11385"/>
  </office:meta>
</office:document-meta>
</file>